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252cm" fo:margin-top="0cm" fo:margin-bottom="0cm" table:align="center" style:writing-mode="lr-tb"/>
    </style:style>
    <style:style style:name="Table1.A" style:family="table-column">
      <style:table-column-properties style:column-width="2.491cm"/>
    </style:style>
    <style:style style:name="Table1.B" style:family="table-column">
      <style:table-column-properties style:column-width="9.76cm"/>
    </style:style>
    <style:style style:name="Table1.C" style:family="table-column">
      <style:table-column-properties style:column-width="3.002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P1" style:family="paragraph" style:parent-style-name="List_20_Paragraph" style:list-style-name="WWNum1"/>
    <style:style style:name="P2" style:family="paragraph" style:parent-style-name="List_20_Paragraph" style:list-style-name="WWNum2"/>
    <style:style style:name="P3" style:family="paragraph" style:parent-style-name="List_20_Paragraph" style:list-style-name="WWNum3"/>
    <style:style style:name="P4" style:family="paragraph" style:parent-style-name="List_20_Paragraph" style:list-style-name="WWNum5"/>
    <style:style style:name="P5" style:family="paragraph" style:parent-style-name="Title" style:master-page-name="Standard">
      <style:paragraph-properties style:page-number="auto"/>
    </style:style>
    <style:style style:name="P6" style:family="paragraph" style:parent-style-name="Standard">
      <style:paragraph-properties fo:text-align="center" style:justify-single-word="false"/>
    </style:style>
    <style:style style:name="P7" style:family="paragraph" style:parent-style-name="Standard">
      <style:text-properties style:language-asian="en" style:country-asian="IN" style:font-name-complex="F"/>
    </style:style>
    <style:style style:name="P8" style:family="paragraph" style:parent-style-name="Standard">
      <style:paragraph-properties fo:text-align="center" style:justify-single-word="false"/>
      <style:text-properties style:language-asian="en" style:country-asian="IN" style:font-name-complex="F"/>
    </style:style>
    <style:style style:name="P9" style:family="paragraph" style:parent-style-name="Standard">
      <style:paragraph-properties fo:margin-top="0cm" fo:margin-bottom="0cm" fo:line-height="100%"/>
    </style:style>
    <style:style style:name="P10" style:family="paragraph" style:parent-style-name="Standard">
      <style:paragraph-properties fo:margin-top="0cm" fo:margin-bottom="0cm" fo:line-height="100%" fo:text-align="center" style:justify-single-word="false"/>
    </style:style>
    <style:style style:name="P11" style:family="paragraph" style:parent-style-name="Standard">
      <style:paragraph-properties fo:margin-top="0cm" fo:margin-bottom="0cm" fo:line-height="100%" fo:text-align="center" style:justify-single-word="false"/>
      <style:text-properties style:language-asian="en" style:country-asian="IN" style:font-name-complex="F"/>
    </style:style>
    <style:style style:name="P12" style:family="paragraph" style:parent-style-name="Standard">
      <style:paragraph-properties fo:margin-top="0cm" fo:margin-bottom="0cm" fo:line-height="100%" fo:text-align="center" style:justify-single-word="false"/>
      <style:text-properties style:font-name-asian="Times New Roman1" style:language-asian="en" style:country-asian="IN" style:font-name-complex="Times New Roman1"/>
    </style:style>
    <style:style style:name="T1" style:family="text">
      <style:text-properties fo:font-size="12pt" fo:font-style="normal" style:font-size-asian="12pt" style:font-style-asian="normal" style:font-size-complex="12pt" style:font-style-complex="normal"/>
    </style:style>
    <style:style style:name="T2" style:family="text">
      <style:text-properties fo:color="#000000" fo:font-style="normal" style:font-style-asian="normal" style:font-style-complex="normal"/>
    </style:style>
    <style:style style:name="T3" style:family="text">
      <style:text-properties style:language-asian="en" style:country-asian="IN"/>
    </style:style>
    <style:style style:name="T4" style:family="text">
      <style:text-properties style:language-asian="en" style:country-asian="IN" style:font-name-complex="F"/>
    </style:style>
    <style:style style:name="T5" style:family="text">
      <style:text-properties style:font-name-complex="F"/>
    </style:style>
    <style:style style:name="T6" style:family="text">
      <style:text-properties fo:font-weight="bold" style:language-asian="en" style:country-asian="IN" style:font-weight-asian="bold" style:font-name-complex="F" style:font-weight-complex="bold"/>
    </style:style>
    <style:style style:name="T7" style:family="text">
      <style:text-properties fo:font-size="10pt" style:font-size-asian="10pt" style:language-asian="en" style:country-asian="IN" style:font-name-complex="F" style:font-size-complex="10pt"/>
    </style:style>
    <style:style style:name="T8" style:family="text">
      <style:text-properties fo:color="#ce9178" style:font-name="Consolas" fo:font-size="10.5pt" fo:font-weight="normal" fo:background-color="#1f1f1f" style:language-asian="en" style:country-asian="IN"/>
    </style:style>
    <style:style style:name="T9" style:family="text">
      <style:text-properties fo:color="#ce9178" style:font-name="Consolas" fo:font-size="10.5pt" fo:font-weight="normal" fo:background-color="#1f1f1f" style:language-asian="en" style:country-asian="IN" style:font-name-complex="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Behind Enemy Lines: Investigating Crozier’s Paradox and Recognition of Nestmates through an Individual Based Model</text:p>
      <text:p text:style-name="P6"><text:span text:style-name="Subtle_20_Emphasis"><text:span text:style-name="T1"><text:line-break/>Credentials</text:span></text:span></text:p>
      <text:list xml:id="list5366296742515919024" text:style-name="Outline">
        <text:list-item>
          <text:h text:style-name="Heading_20_1" text:outline-level="1"><text:span text:style-name="Subtle_20_Emphasis"><text:span text:style-name="T2">Abstract</text:span></text:span></text:h>
        </text:list-item>
        <text:list-item>
          <text:h text:style-name="Heading_20_1" text:outline-level="1"><text:span text:style-name="Subtle_20_Emphasis"><text:span text:style-name="T2">Introduction</text:span></text:span></text:h>
        </text:list-item>
        <text:list-item>
          <text:h text:style-name="Heading_20_1" text:outline-level="1">Materials and Methods</text:h>
          <text:list>
            <text:list-item>
              <text:h text:style-name="Heading_20_2" text:outline-level="2">The Model</text:h>
            </text:list-item>
          </text:list>
        </text:list-item>
      </text:list>
      <text:p text:style-name="Standard"><text:span text:style-name="T3">The purpose of the model is to study how cue diversity and abundance may evolve despite Crozier’s paradox in a situation where ant colonies can forage or steal resources from another nest. The model was developed in C++ (enter citation), and an instance of a simulated population comprises of <text:s/>ant colonies containing <text:s/>workers. Each worker ant can choose between foraging from a common food stock or stealing food from another colony, with the relative probabilities depending on a probability function. Workers stealing from another colony or returning with foraged food to their home colony undergo a recognition check by a random worker, where entry is permitted if the intruder is recognized as a nestmate. Gillespie algorithm was utilized for dynamically scheduling events like foraging and stealing in the model. Once an action is completed, the period before the next action is sampled from an exponential distribution with expected value 1.</text:span></text:p>
      <text:list xml:id="list38271648" text:continue-numbering="true" text:style-name="Outline">
        <text:list-item>
          <text:list>
            <text:list-item>
              <text:h text:style-name="Heading_20_2" text:outline-level="2">Recognition Cues</text:h>
            </text:list-item>
          </text:list>
        </text:list-item>
      </text:list>
      <text:p text:style-name="Standard"><text:span text:style-name="T3">Each colony has a chemical profile which serves as the recognition signal against which an intruder is compared. Ant CHCs don’t all vary independently, and this can be due to physical as well as biosynthetic constraints. Thus, many CHC dynamics and related recognition procedures are quite difficult to encode in a model. In our model, a colony’s recognition profile consists of <text:s/>compound groups. These compound groups can vary independently from each other and can be viewed as homologous series of CHCs (such as sum of 15-MeC25, 15-MeC27 and 15-MeC29) for a clearer biological understanding. Said compound groups can also be seen as the principal component along which sets of hydrocarbons vary and are independent of each other by definition.</text:span></text:p>
      <text:p text:style-name="Standard"><text:span text:style-name="T3">For a colony , the abundance of the </text:span><text:span text:style-name="T4"><text:s/></text:span><text:span text:style-name="T3">compound groups are denoted as </text:span><text:span text:style-name="T4">, and the total cue abundance for a colony denoted by <text:s/>is the sum of its compound groups’ abundances. Initial abundance for each group were sampled from an exponential distribution with the rate parameter . Each time a colony <text:s/>reproduces a daughter colony , the <text:s/>compound group abundance <text:s/>is chosen from a normal distribution with mean <text:s/>and standard deviation . Here, <text:s/>denotes the mutation step size for the chemical cues. Chemical abundance values <text:s/>have no upper limit but are lower bound at 0.</text:span></text:p>
      <text:p text:style-name="Standard"><text:span text:style-name="T4">Workers have a profile that varies around the parent colony profile. The <text:s/>chemical group abundances for a worker <text:s/>from a parent colony <text:s/>is sampled from a normal distribution with mean <text:s/>and standard deviation . The smaller spread of the sampling curve ensures that workers in a colony have sufficiently similar profiles. </text:span></text:p>
      <text:list xml:id="list38273952" text:continue-numbering="true" text:style-name="Outline">
        <text:list-item>
          <text:list>
            <text:list-item>
              <text:h text:style-name="Heading_20_2" text:outline-level="2"><text:span text:style-name="T5">Foraging and resource consumption</text:span></text:h>
            </text:list-item>
          </text:list>
        </text:list-item>
      </text:list>
      <text:p text:style-name="Standard"><text:span text:style-name="T3">When a worker leaves the nest, it stochastically makes the decision to forage or steal food from another colony. This decision is dependent on the amount of food </text:span><text:span text:style-name="T4">available <text:s/>and number of colonies alive . The probability of foraging is then defined as:</text:span></text:p>
      <text:p text:style-name="P7"/>
      <text:p text:style-name="Standard"><text:soft-page-break/><text:span text:style-name="T4">If the worker forages, then one unit of food is acquired from the population food source by the individual. In the event of colony invasion, the intruder undergoes a recognition process in which a worker ant in the target colony determines whether the intruder is a nestmate or a competitor. If accepted as nestmate, the intruder raids one unit of food from the target colony. Since we are utilising Gillespie algorithm for scheduling time, individuals perform their actions in a random order and hence all colonies are foraging and invading simultaneously. Workers which have successfully acquired food and returning to their colonies face another recognition process from a nestmate worker. If they are determined as nestmates, the colony acquires one unit of food. In the scenario where faulty recognition as invader happens, the resource is discarded, and the incoming worker is scheduled for the next task.</text:span></text:p>
      <text:p text:style-name="Standard"><text:span text:style-name="T4">Our model also accounts for the metabolic costs needed for the production of CHCs. Whenever an individual from colony <text:s/>performs an action, there is a decrease in the colony food stock <text:s/>given by</text:span></text:p>
      <text:p text:style-name="P7"/>
      <text:p text:style-name="Standard"><text:span text:style-name="T4">Where <text:s/>is the cost of CHC biosynthesis per unit CHC. This formula was chosen such that costs increase as the total number of cues in a colony increases. The division by 2 and <text:s/>in the denominator is to normalise across two actions needed for gaining one food source and to normalise the total number of workers, respectively. A colony without any resources (non-positive value of colony food stock) dies.</text:span></text:p>
      <text:p text:style-name="Standard"><text:span text:style-name="T4">Our model allows for multiple forms for food source regeneration, which signifies different biological scenarios (default?):</text:span></text:p>
      <text:list xml:id="list1598172937125151398" text:style-name="WWNum1">
        <text:list-item>
          <text:p text:style-name="P1"><text:span text:style-name="T4">Constant population food source: Under this condition, the amount of population food source <text:s/>stays constant across the simulation.</text:span></text:p>
        </text:list-item>
        <text:list-item>
          <text:p text:style-name="P1"><text:span text:style-name="T4">Pulsing population food source: In this scenario, 300 units of food are provided to the population at a constant time interval . If there are any food source right before the regeneration point, they are discarded.</text:span></text:p>
        </text:list-item>
      </text:list>
      <text:list xml:id="list38266662" text:continue-list="list38273952" text:style-name="Outline">
        <text:list-item>
          <text:list>
            <text:list-item>
              <text:h text:style-name="Heading_20_2" text:outline-level="2"><text:span text:style-name="T5">Recognition Process</text:span></text:h>
            </text:list-item>
          </text:list>
        </text:list-item>
      </text:list>
      <text:p text:style-name="Standard"><text:span text:style-name="T4">Every time an individual attempts to enter a colony, a recognition procedure takes place to determine if the individual is a nestmate or intruder. A worker from the resident colony intercepts the intruder and calculates the chemical distance between the intruder’s chemical profile and the resident colony chemical profile. This chemical distance can be calculated in three ways in out model:</text:span></text:p>
      <text:list xml:id="list8186960604772905621" text:style-name="WWNum2">
        <text:list-item>
          <text:p text:style-name="P2"><text:span text:style-name="T4">Overall similarity (Gestalt): The chemical distance is calculated as the Bray-Curtis distance between the profile of the intruder <text:s/>and resident colony , given by<text:line-break/>This is quite similar to the conjectured recognition in the Gestalt model (insert citation).</text:span></text:p>
        </text:list-item>
        <text:list-item>
          <text:p text:style-name="P2"><text:span text:style-name="T4">Undesirable-absent (U-absent): This recognition model focuses on ‘unknown’ compounds that are not present or lesser abundant in the resident colony profile compared to the intruder profile. The chemical distance between profile of the intruder <text:s/>and resident colony <text:s/>under this model is given by a modified Bray-Curtis distance as<text:line-break/>Here, the compound groups that are present in the resident but absent or less abundant in the intruder <text:s/>are ignored, and both the values are set to <text:s/>before calculating the distance. Thus, the compounds less abundant in the intruder do not contribute to calculating the chemical distance.</text:span></text:p>
        </text:list-item>
        <text:list-item>
          <text:p text:style-name="P2"><text:span text:style-name="T4">Desirable-present (D-present): In this recognition system, emphasis is placed on whether the intruder ant has all the compounds that are present in the resident colony. Thus while calculating distance, if compound groups in the intruder that have a higher abundance than </text:span><text:soft-page-break/><text:span text:style-name="T4">residents are ignored, we arrive at the formula<text:line-break/></text:span></text:p>
        </text:list-item>
      </text:list>
      <text:p text:style-name="Standard"><text:span text:style-name="T4">Each colony also has a tolerance curve, which gives the rejection propensity for a specific value of chemical distance. The rejection propensity is the binomial probability with which the intruder is rejected entry into the colony. Each colony <text:s/>has variables <text:s/>and , which code for a linear or logistic tolerance curve:</text:span></text:p>
      <text:list xml:id="list1942839087975239335" text:style-name="WWNum3">
        <text:list-item>
          <text:p text:style-name="P3"><text:span text:style-name="T4">Linear: Here, the rejection propensity for chemical distance <text:s/>is given by </text:span></text:p>
        </text:list-item>
        <text:list-item>
          <text:p text:style-name="P3"><text:span text:style-name="T4">Logistic: The rejection propensity for chemical distance <text:s/>is given by </text:span></text:p>
        </text:list-item>
      </text:list>
      <text:p text:style-name="Standard"><text:span text:style-name="T4">The tolerance curve itself can either be a fixed property of the model or co-evolve along with recognition cues with mutation strength . In the scenario where tolerance curves are non-evolving, linear curves are the default and variables <text:s/>and <text:s/>are sampled from normal distributions with mean 0 and 1 respectively, with standard deviation . This sampling imparts demographic heterogeneity to our model.</text:span></text:p>
      <text:p text:style-name="Standard"><text:span text:style-name="T4">In the scenario where tolerance co-evolves with recognition cues, the tolerance variables for a daughter colony <text:s/>from parent colony <text:s/>are given by</text:span></text:p>
      <text:p text:style-name="P8"/>
      <text:p text:style-name="Standard"><text:span text:style-name="T4">Here, <text:s/>is the mutation step size for tolerance variables. This is analogous to <text:s/>as mutation step size for compound groups in the recognition profile. Once the rejection propensity has been obtained from the chemical distance and tolerance curve of the target colony, a Bernoulli sampling is performed with probability of rejection as the rejection sensitivity.</text:span></text:p>
      <text:p text:style-name="Standard"><text:span text:style-name="T4">This recognition process occurs every time an individual attempts to steal food from another colony, or when individuals with food return to their own colony. Our model also defines a control scenario where the acceptance or rejection of an intruder is a coin-toss, and not dependent on any chemical profiles or tolerance curves.</text:span></text:p>
      <text:list xml:id="list38267701" text:continue-list="list38266662" text:style-name="Outline">
        <text:list-item>
          <text:list>
            <text:list-item>
              <text:h text:style-name="Heading_20_2" text:outline-level="2"><text:span text:style-name="T5">Reproduction and selection</text:span></text:h>
            </text:list-item>
          </text:list>
        </text:list-item>
      </text:list>
      <text:p text:style-name="Standard"><text:span text:style-name="T3">By default, reproduction and selection is seasonal in our model. After a generation time </text:span><text:span text:style-name="T4">, a fraction <text:s/>of maximum population size <text:s/>dies out. The number of colonies to be removed is adjusted to include the colonies that died due to starvation in this generation. The colony stocks act as proxy fitness values, where the ones with the lowest values are removed. The remaining colonies undergo reproduction, where the number of offsprings for a colony is proportional to the food collected by that colony relative to the total amount of food available in all living colonies. Thus, a colony can supposedly survive for the entire duration of the simulation. All offsprings are initialized with default colony food stock value at 25.</text:span></text:p>
      <text:p text:style-name="Standard"><text:span text:style-name="T4">Our model also defines another control for the seasonal cycle, where death occurs randomly and is not dependent on colony food stocks. This control acts as a relative measure for judging performance of Gestalt vs U-absent vs D-present recognition models.</text:span></text:p>
      <text:p text:style-name="Standard"><text:span text:style-name="T4">The model also encodes for non-seasonal death and reproduction, where the death of a colony is followed by an offspring colony taking its place. Similar to seasonal death and reproduction, the probability of a colony reproducing (once another colony dies) is proportional to the food stock of the colony relative to total food available in all colonies.</text:span></text:p>
      <text:list xml:id="list38245527" text:continue-numbering="true" text:style-name="Outline">
        <text:list-item>
          <text:list>
            <text:list-item>
              <text:h text:style-name="Heading_20_2" text:outline-level="2"><text:span text:style-name="T5">Data recorded</text:span></text:h>
            </text:list-item>
          </text:list>
        </text:list-item>
      </text:list>
      <text:p text:style-name="Standard"><text:span text:style-name="T3">The average cue abundance </text:span><text:span text:style-name="T4"><text:s/></text:span><text:span text:style-name="T3">across colonies was recorded at regular time intervals. Population level cue diversity was measured as the average of all pairwise Bray-Curtis distances between all colonies. </text:span><text:soft-page-break/><text:span text:style-name="T3">In cases where tolerance curves co-evolve with recognition cues, the average of </text:span><text:span text:style-name="T4"><text:s/>and <text:s/>were also measured. The average and standard deviation of number of offsprings per colony was also recorded.</text:span></text:p>
      <text:list xml:id="list38269823" text:continue-numbering="true" text:style-name="Outline">
        <text:list-item>
          <text:list>
            <text:list-item>
              <text:h text:style-name="Heading_20_2" text:outline-level="2">Code details and availability</text:h>
            </text:list-item>
          </text:list>
        </text:list-item>
      </text:list>
      <text:p text:style-name="Standard"><text:span text:style-name="T3">&lt;&lt;need to write&gt;&gt;</text:span></text:p>
      <text:list xml:id="list38245003" text:continue-numbering="true" text:style-name="Outline">
        <text:list-item>
          <text:list>
            <text:list-item>
              <text:h text:style-name="Heading_20_2" text:outline-level="2">Model parameters and variables <text:line-break/></text:h>
            </text:list-item>
          </text:list>
        </text:list-item>
      </text:list>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text:span text:style-name="T6">Symbol</text:span></text:p>
          </table:table-cell>
          <table:table-cell table:style-name="Table1.A1" office:value-type="string">
            <text:p text:style-name="P10"><text:span text:style-name="T6">Definition</text:span></text:p>
          </table:table-cell>
          <table:table-cell table:style-name="Table1.A1" office:value-type="string">
            <text:p text:style-name="P10"><text:span text:style-name="T6">Default value</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Total number of colonies in the population</text:span></text:p>
          </table:table-cell>
          <table:table-cell table:style-name="Table1.A1" office:value-type="string">
            <text:p text:style-name="P10"><text:span text:style-name="T7">50</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Number of workers in a colony</text:span></text:p>
          </table:table-cell>
          <table:table-cell table:style-name="Table1.A1" office:value-type="string">
            <text:p text:style-name="P10"><text:span text:style-name="T7">10</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Number of compound groups in a recognition profile</text:span></text:p>
          </table:table-cell>
          <table:table-cell table:style-name="Table1.A1" office:value-type="string">
            <text:p text:style-name="P10"><text:span text:style-name="T7">10</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Number of colonies alive at an instance in the simulation</text:span></text:p>
          </table:table-cell>
          <table:table-cell table:style-name="Table1.A1" office:value-type="string">
            <text:p text:style-name="P10"><text:span text:style-name="T7">Variable</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Exponential parameter for the distribution from which initial compound abundances are sampled from</text:span></text:p>
          </table:table-cell>
          <table:table-cell table:style-name="Table1.A1" office:value-type="string">
            <text:p text:style-name="P10"><text:span text:style-name="T7">0.1</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Metabolic cost of CHC production per unit</text:span></text:p>
          </table:table-cell>
          <table:table-cell table:style-name="Table1.A1" office:value-type="string">
            <text:p text:style-name="P10"><text:span text:style-name="T7">40</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Mutation step size for recognition cues</text:span></text:p>
          </table:table-cell>
          <table:table-cell table:style-name="Table1.A1" office:value-type="string">
            <text:p text:style-name="P10"><text:span text:style-name="T7">5</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Mutation step size for tolerance variables (if evolving)</text:span></text:p>
          </table:table-cell>
          <table:table-cell table:style-name="Table1.A1" office:value-type="string">
            <text:p text:style-name="P10"><text:span text:style-name="T7">(don’t know yet)</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Generation time for seasonal death and reproduction</text:span></text:p>
          </table:table-cell>
          <table:table-cell table:style-name="Table1.A1" office:value-type="string">
            <text:p text:style-name="P10"><text:span text:style-name="T7">200</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Regeneration time of population food source in pulsing food source scenario</text:span></text:p>
          </table:table-cell>
          <table:table-cell table:style-name="Table1.A1" office:value-type="string">
            <text:p text:style-name="P10"><text:span text:style-name="T7">2</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Food stock available for colony </text:span></text:p>
          </table:table-cell>
          <table:table-cell table:style-name="Table1.A1" office:value-type="string">
            <text:p text:style-name="P10"><text:span text:style-name="T7">Variable</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Food available at population level in constant food source scenario</text:span></text:p>
          </table:table-cell>
          <table:table-cell table:style-name="Table1.A1" office:value-type="string">
            <text:p text:style-name="P10"><text:span text:style-name="T7">(don’t know yet)</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Fraction of total colonies that die seasonally</text:span></text:p>
          </table:table-cell>
          <table:table-cell table:style-name="Table1.A1" office:value-type="string">
            <text:p text:style-name="P10"><text:span text:style-name="T7">0.4</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Intercept variable for tolerance curve</text:span></text:p>
          </table:table-cell>
          <table:table-cell table:style-name="Table1.A1" office:value-type="string">
            <text:p text:style-name="P10"><text:span text:style-name="T7">*</text:span></text:p>
          </table:table-cell>
        </table:table-row>
        <table:table-row table:style-name="Table1.1">
          <table:table-cell table:style-name="Table1.A1" office:value-type="string">
            <text:p text:style-name="P12"/>
          </table:table-cell>
          <table:table-cell table:style-name="Table1.A1" office:value-type="string">
            <text:p text:style-name="P9"><text:span text:style-name="T7">Slope variable for tolerance curve</text:span></text:p>
          </table:table-cell>
          <table:table-cell table:style-name="Table1.A1" office:value-type="string">
            <text:p text:style-name="P10"><text:span text:style-name="T7">*</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Cue abundance for compound group <text:s/>in colony </text:span></text:p>
          </table:table-cell>
          <table:table-cell table:style-name="Table1.A1" office:value-type="string">
            <text:p text:style-name="P10"><text:span text:style-name="T7">Variable</text:span></text:p>
          </table:table-cell>
        </table:table-row>
        <table:table-row table:style-name="Table1.1">
          <table:table-cell table:style-name="Table1.A1" office:value-type="string">
            <text:p text:style-name="P11"/>
          </table:table-cell>
          <table:table-cell table:style-name="Table1.A1" office:value-type="string">
            <text:p text:style-name="P9"><text:span text:style-name="T7">Total cue abundance for colony </text:span></text:p>
          </table:table-cell>
          <table:table-cell table:style-name="Table1.A1" office:value-type="string">
            <text:p text:style-name="P10"><text:span text:style-name="T7">Variable</text:span></text:p>
          </table:table-cell>
        </table:table-row>
      </table:table>
      <text:p text:style-name="P7"/>
      <text:p text:style-name="P7"/>
      <text:p text:style-name="Standard"><text:span text:style-name="T4">Edits to have in materials and methods</text:span></text:p>
      <text:list xml:id="list9016383460448745468" text:style-name="WWNum5">
        <text:list-item>
          <text:p text:style-name="P4"><text:span text:style-name="T4">Add why the two mu’s are different</text:span></text:p>
        </text:list-item>
        <text:list-item>
          <text:p text:style-name="P4"><text:span text:style-name="T4">Add lineage numbers </text:span></text:p>
        </text:list-item>
        <text:list-item>
          <text:p text:style-name="P4"><text:span text:style-name="T4">Add initialisation values and how things start</text:span></text:p>
        </text:list-item>
        <text:list-item>
          <text:p text:style-name="P4"><text:span text:style-name="T4">Add end time</text:span></text:p>
        </text:list-item>
        <text:list-item>
          <text:p text:style-name="P4"><text:span text:style-name="T4">Number of replicates to be mentioned</text:span></text:p>
        </text:list-item>
        <text:list-item>
          <text:p text:style-name="P4"><text:span text:style-name="T4">Replicate issue to be solved</text:span></text:p>
        </text:list-item>
        <text:list-item>
          <text:p text:style-name="P4"><text:span text:style-name="T4">Images to be beautified</text:span></text:p>
        </text:list-item>
        <text:list-item>
          <text:p text:style-name="P4"><text:span text:style-name="T4">Combine them into panels</text:span></text:p>
        </text:list-item>
        <text:list-item>
          <text:p text:style-name="P4"><text:span text:style-name="T4">Larger dTickTime to see that</text:span></text:p>
        </text:list-item>
        <text:list-item>
          <text:p text:style-name="P4"><text:span text:style-name="T4">Look at trajectories too of reversals</text:span></text:p>
        </text:list-item>
        <text:list-item>
          <text:p text:style-name="P4"><text:span text:style-name="T4">Look at Pcontrols of Co-evolution Const Pop Stock</text:span></text:p>
        </text:list-item>
      </text:list>
      <text:p text:style-name="P7"/>
      <text:list xml:id="list38263628" text:continue-numbering="true" text:style-name="WWNum5">
        <text:list-item>
          <text:p text:style-name="P4"><text:soft-page-break/><text:span text:style-name="T4">Add cue control to model</text:span></text:p>
        </text:list-item>
        <text:list-item>
          <text:p text:style-name="P4"><text:span text:style-name="T4">Add lineage control to model</text:span></text:p>
        </text:list-item>
        <text:list-item>
          <text:p text:style-name="P4"><text:span text:style-name="T4">Add reset of stealing count reset to model too</text:span></text:p>
        </text:list-item>
        <text:list-item>
          <text:p text:style-name="P4"><text:span text:style-name="T4">Keep successful rep numbers in the report too</text:span></text:p>
        </text:list-item>
      </text:list>
      <text:p text:style-name="List_20_Paragraph"><text:span text:style-name="T4"/></text:p>
      <text:p text:style-name="List_20_Paragraph"><text:span text:style-name="T4">Removed: </text:span><text:span text:style-name="T3">nshan_avg,nshan_std,nsimp_avg,nsimp_std,ishan_avg,ishan_std,isimp_avg,isimp_std,offsimp,offshan,</text:span><text:span text:style-name="T3">timealive_avg,timealive_std,maxtime_alive,mintime_alive</text:span></text:p>
      <text:p text:style-name="List_20_Paragraph"><text:span text:style-name="T3"/></text:p>
      <text:p text:style-name="List_20_Paragraph"><text:span text:style-name="T3"/></text:p>
      <text:p text:style-name="List_20_Paragraph"><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Consolas" svg:font-family="Consolas, 'Courier New', monospace"/>
    <style:font-face style:name="Arial2" svg:font-family="Arial" style:font-family-generic="swiss"/>
    <style:font-face style:name="Segoe UI" svg:font-family="'Segoe UI'" style:font-family-generic="swiss"/>
    <style:font-face style:name="Courier New" svg:font-family="'Courier New'" style:font-adornments="Regular" style:font-family-generic="modern" style:font-pitch="fixed"/>
    <style:font-face style:name="Aptos" svg:font-family="Apto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ptos1" svg:font-family="Aptos"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Aptos" fo:font-size="11pt" fo:language="en" fo:country="IN" style:letter-kerning="true" style:font-name-asian="SimSun" style:font-size-asian="11pt" style:language-asian="en" style:country-asian="US" style:font-name-complex="Apto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635cm" fo:margin-bottom="0.141cm" fo:keep-together="always" fo:keep-with-next="always"/>
      <style:text-properties fo:color="#000000" fo:font-size="14pt" fo:font-weight="bold" style:font-size-asian="14pt" style:font-weight-asian="bold"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line-height="100%" fo:keep-together="always" fo:keep-with-next="always"/>
      <style:text-properties fo:font-size="12pt" fo:font-weight="bold" style:font-size-asian="12pt" style:language-asian="en" style:country-asian="IN" style:font-weight-asian="bold" style:font-name-complex="F"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282cm" fo:margin-bottom="0.141cm" fo:keep-together="always" fo:keep-with-next="always"/>
      <style:text-properties fo:color="#0f4761"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141cm" fo:margin-bottom="0.071cm" fo:keep-together="always" fo:keep-with-next="always"/>
      <style:text-properties fo:color="#0f4761"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141cm" fo:margin-bottom="0.071cm" fo:keep-together="always" fo:keep-with-next="always"/>
      <style:text-properties fo:color="#0f4761" style:font-name-complex="F"/>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cm" fo:margin-bottom="0cm"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cm" fo:margin-bottom="0cm"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cm" fo:margin-bottom="0cm" fo:line-height="100%" fo:text-align="center" style:justify-single-word="false"/>
      <style:text-properties fo:font-size="16pt" fo:letter-spacing="-0.018cm" fo:font-weight="bold" style:letter-kerning="true" style:font-size-asian="16pt" style:language-asian="en" style:country-asian="IN"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26cm"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282cm" fo:margin-bottom="0.282cm"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Intense_20_Quote" style:display-name="Intense Quote" style:family="paragraph" style:parent-style-name="Standard" style:default-outline-level="" style:list-style-name="">
      <style:paragraph-properties fo:margin-left="1.524cm" fo:margin-right="1.524cm" fo:margin-top="0.635cm" fo:margin-bottom="0.635cm" fo:text-align="center" style:justify-single-word="false" fo:text-indent="0cm" style:auto-text-indent="false" fo:padding-left="0cm" fo:padding-right="0cm" fo:padding-top="0.353cm" fo:padding-bottom="0.353cm" fo:border-left="none" fo:border-right="none" fo:border-top="0.018cm solid #0f4761" fo:border-bottom="0.018cm solid #0f4761"/>
      <style:text-properties fo:color="#0f4761" fo:font-style="italic" style:font-style-asian="italic" style:font-style-complex="italic"/>
    </style:style>
    <style:style style:name="Default_20_Paragraph_20_Font" style:display-name="Default Paragraph Font" style:family="text"/>
    <style:style style:name="Title_20_Char" style:display-name="Title Char" style:family="text" style:parent-style-name="Default_20_Paragraph_20_Font">
      <style:text-properties style:font-name="Times New Roman" fo:font-size="16pt" fo:letter-spacing="-0.018cm" fo:font-weight="bold" style:letter-kerning="true" style:font-size-asian="16pt" style:language-asian="en" style:country-asian="IN" style:font-weight-asian="bold" style:font-name-complex="F" style:font-size-complex="28pt"/>
    </style:style>
    <style:style style:name="Heading_20_2_20_Char" style:display-name="Heading 2 Char" style:family="text" style:parent-style-name="Default_20_Paragraph_20_Font">
      <style:text-properties style:font-name="Times New Roman" fo:font-size="12pt" fo:font-weight="bold" style:font-size-asian="12pt" style:language-asian="en" style:country-asian="IN" style:font-weight-asian="bold" style:font-name-complex="F" style:font-size-complex="13pt"/>
    </style:style>
    <style:style style:name="Heading_20_1_20_Char" style:display-name="Heading 1 Char" style:family="text" style:parent-style-name="Default_20_Paragraph_20_Font">
      <style:text-properties fo:color="#000000" style:font-name="Times New Roman" fo:font-size="14pt" fo:font-weight="bold" style:font-size-asian="14pt" style:font-weight-asian="bold" style:font-name-complex="F" style:font-size-complex="20pt"/>
    </style:style>
    <style:style style:name="Heading_20_3_20_Char" style:display-name="Heading 3 Char" style:family="text" style:parent-style-name="Default_20_Paragraph_20_Font">
      <style:text-properties fo:color="#0f4761" fo:font-size="14pt" style:font-size-asian="14pt" style:font-name-complex="F" style:font-size-complex="14pt"/>
    </style:style>
    <style:style style:name="Heading_20_4_20_Char" style:display-name="Heading 4 Char" style:family="text" style:parent-style-name="Default_20_Paragraph_20_Font">
      <style:text-properties fo:color="#0f4761" fo:font-style="italic" style:font-style-asian="italic" style:font-name-complex="F" style:font-style-complex="italic"/>
    </style:style>
    <style:style style:name="Heading_20_5_20_Char" style:display-name="Heading 5 Char" style:family="text" style:parent-style-name="Default_20_Paragraph_20_Font">
      <style:text-properties fo:color="#0f4761"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Subtitle_20_Char" style:display-name="Subtitle Char" style:family="text" style:parent-style-name="Default_20_Paragraph_20_Font">
      <style:text-properties fo:color="#595959" fo:font-size="14pt" fo:letter-spacing="0.026cm"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Placeholder_20_Text" style:display-name="Placeholder Text" style:family="text" style:parent-style-name="Default_20_Paragraph_20_Font">
      <style:text-properties fo:color="#666666"/>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akshya Chauhan</meta:initial-creator>
    <meta:editing-cycles>378</meta:editing-cycles>
    <meta:creation-date>2024-07-22T07:32:00</meta:creation-date>
    <dc:date>2024-08-11T18:00:24.74</dc:date>
    <meta:editing-duration>PT13H54M40S</meta:editing-duration>
    <meta:generator>OpenOffice/4.1.15$Win32 OpenOffice.org_project/4115m2$Build-9813</meta:generator>
    <meta:document-statistic meta:table-count="1" meta:image-count="0" meta:object-count="0" meta:page-count="5" meta:paragraph-count="94" meta:word-count="1875" meta:character-count="1181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